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637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fo:min-height="0.95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4.6cm" svg:y="6.6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0.4cm" svg:x="1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cm" svg:height="0.887cm" svg:x="2cm" svg:y="6.609cm">
          <draw:text-box>
            <text:p><text:span text:style-name="T1">OpenMP (none)</text:span></text:p>
          </draw:text-box>
        </draw:frame>
        <draw:frame draw:style-name="gr3" draw:text-style-name="P2" draw:layer="layout" svg:width="3cm" svg:height="0.887cm" svg:x="4.8cm" svg:y="6.596cm">
          <draw:text-box>
            <text:p><text:span text:style-name="T1">OpenMP (compact)</text:span></text:p>
          </draw:text-box>
        </draw:frame>
        <draw:custom-shape draw:style-name="gr4" draw:text-style-name="P1" draw:layer="layout" svg:width="0.4cm" svg:height="0.4cm" svg:x="7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0.887cm" svg:x="8cm" svg:y="6.596cm">
          <draw:text-box>
            <text:p><text:span text:style-name="T1">OpenMP (scatter)</text:span></text:p>
          </draw:text-box>
        </draw:frame>
        <draw:custom-shape draw:style-name="gr5" draw:text-style-name="P1" draw:layer="layout" svg:width="0.4cm" svg:height="0.4cm" svg:x="10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2cm" svg:height="0.887cm" svg:x="11cm" svg:y="6.609cm">
          <draw:text-box>
            <text:p><text:span text:style-name="T1">OpenMP (balanced)</text:span></text:p>
          </draw:text-box>
        </draw:frame>
        <draw:custom-shape draw:style-name="gr6" draw:text-style-name="P1" draw:layer="layout" svg:width="0.4cm" svg:height="0.4cm" svg:x="14.1cm" svg:y="6.69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cm" svg:height="1.205cm" svg:x="14.3cm" svg:y="6.596cm">
          <draw:text-box>
            <text:p><text:span text:style-name="T1">Cilk Plus</text:span></text:p>
          </draw:text-box>
        </draw:frame>
        <draw:frame draw:style-name="gr8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0:17.847658132</dc:date>
    <meta:editing-duration>PT43M50S</meta:editing-duration>
    <meta:editing-cycles>16</meta:editing-cycles>
    <meta:generator>LibreOffice/4.1.5.3$Linux_X86_64 LibreOffice_project/410m0$Build-3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8cm" svg:width="6.981cm" svg:height="5.275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5cm" svg:y="5.513cm" chart:style-name="ch4">
              <text:p>n</text:p>
            </chart:title>
            <chart:categories table:cell-range-address="local-table.$A$2:.$A$17"/>
          </chart:axis>
          <chart:axis chart:dimension="y" chart:name="primary-y" chart:style-name="ch5">
            <chart:title svg:x="0.533cm" svg:y="3.283cm" chart:style-name="ch6">
              <text:p>fib n 32</text:p>
            </chart:title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series chart:style-name="ch9" chart:values-cell-range-address="local-table.$D$2:.$D$17" chart:label-cell-address="local-table.$D$1" chart:class="chart:line">
            <chart:data-point chart:repeated="16"/>
          </chart:series>
          <chart:series chart:style-name="ch10" chart:values-cell-range-address="local-table.$E$2:.$E$17" chart:label-cell-address="local-table.$E$1" chart:class="chart:line">
            <chart:data-point chart:repeated="16"/>
          </chart:series>
          <chart:series chart:style-name="ch11" chart:values-cell-range-address="local-table.$F$2:.$F$17" chart:label-cell-address="local-table.$F$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omp_none</text:p>
              </table:table-cell>
              <table:table-cell office:value-type="string">
                <text:p>fib_omp_compact</text:p>
              </table:table-cell>
              <table:table-cell office:value-type="string">
                <text:p>fib_omp_scatter</text:p>
              </table:table-cell>
              <table:table-cell office:value-type="string">
                <text:p>fib_omp_balanced</text:p>
              </table:table-cell>
              <table:table-cell office:value-type="string">
                <text:p>fib_cilk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0.00121516260551092">
                <text:p>0.00121516260551092</text:p>
              </table:table-cell>
              <table:table-cell office:value-type="float" office:value="0.00721810300710074">
                <text:p>0.00721810300710074</text:p>
              </table:table-cell>
              <table:table-cell office:value-type="float" office:value="0.0088933796359783">
                <text:p>0.0088933796359783</text:p>
              </table:table-cell>
              <table:table-cell office:value-type="float" office:value="0.00327666464163715">
                <text:p>0.00327666464163715</text:p>
              </table:table-cell>
              <table:table-cell office:value-type="float" office:value="0.0160966253863973">
                <text:p>0.016096625386397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272224510507083">
                <text:p>0.00272224510507083</text:p>
              </table:table-cell>
              <table:table-cell office:value-type="float" office:value="0.00572238228482961">
                <text:p>0.00572238228482961</text:p>
              </table:table-cell>
              <table:table-cell office:value-type="float" office:value="0.00172997627754635">
                <text:p>0.00172997627754635</text:p>
              </table:table-cell>
              <table:table-cell office:value-type="float" office:value="0.00140544997135904">
                <text:p>0.00140544997135904</text:p>
              </table:table-cell>
              <table:table-cell office:value-type="float" office:value="0.0111186260763368">
                <text:p>0.01111862607633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731467466302353">
                <text:p>0.00731467466302353</text:p>
              </table:table-cell>
              <table:table-cell office:value-type="float" office:value="0.00363864878278834">
                <text:p>0.00363864878278834</text:p>
              </table:table-cell>
              <table:table-cell office:value-type="float" office:value="0.00498727359788143">
                <text:p>0.00498727359788143</text:p>
              </table:table-cell>
              <table:table-cell office:value-type="float" office:value="0.00242613546957397">
                <text:p>0.00242613546957397</text:p>
              </table:table-cell>
              <table:table-cell office:value-type="float" office:value="0.00666994527360542">
                <text:p>0.0066699452736054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881640649437882">
                <text:p>0.00881640649437882</text:p>
              </table:table-cell>
              <table:table-cell office:value-type="float" office:value="0.00900965174970115">
                <text:p>0.00900965174970115</text:p>
              </table:table-cell>
              <table:table-cell office:value-type="float" office:value="0.00332352624232028">
                <text:p>0.00332352624232028</text:p>
              </table:table-cell>
              <table:table-cell office:value-type="float" office:value="0.00869653479066012">
                <text:p>0.00869653479066012</text:p>
              </table:table-cell>
              <table:table-cell office:value-type="float" office:value="0.0287842951845568">
                <text:p>0.028784295184556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21606574234575">
                <text:p>0.00321606574234575</text:p>
              </table:table-cell>
              <table:table-cell office:value-type="float" office:value="0.0195587769045876">
                <text:p>0.0195587769045876</text:p>
              </table:table-cell>
              <table:table-cell office:value-type="float" office:value="0.0221418134494485">
                <text:p>0.0221418134494485</text:p>
              </table:table-cell>
              <table:table-cell office:value-type="float" office:value="0.0119718607538241">
                <text:p>0.0119718607538241</text:p>
              </table:table-cell>
              <table:table-cell office:value-type="float" office:value="0.0244033642119087">
                <text:p>0.024403364211908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111644376099825">
                <text:p>0.0111644376099825</text:p>
              </table:table-cell>
              <table:table-cell office:value-type="float" office:value="0.0267126881457696">
                <text:p>0.0267126881457696</text:p>
              </table:table-cell>
              <table:table-cell office:value-type="float" office:value="0.0164183646475049">
                <text:p>0.0164183646475049</text:p>
              </table:table-cell>
              <table:table-cell office:value-type="float" office:value="0.0104508109004724">
                <text:p>0.0104508109004724</text:p>
              </table:table-cell>
              <table:table-cell office:value-type="float" office:value="0.0498916720923932">
                <text:p>0.04989167209239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16789637428909">
                <text:p>0.0216789637428909</text:p>
              </table:table-cell>
              <table:table-cell office:value-type="float" office:value="0.0409268769550935">
                <text:p>0.0409268769550935</text:p>
              </table:table-cell>
              <table:table-cell office:value-type="float" office:value="0.0303238295924843">
                <text:p>0.0303238295924843</text:p>
              </table:table-cell>
              <table:table-cell office:value-type="float" office:value="0.00814190642262549">
                <text:p>0.00814190642262549</text:p>
              </table:table-cell>
              <table:table-cell office:value-type="float" office:value="0.105870910504103">
                <text:p>0.10587091050410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199904964963486">
                <text:p>0.0199904964963486</text:p>
              </table:table-cell>
              <table:table-cell office:value-type="float" office:value="0.0694712540414414">
                <text:p>0.0694712540414414</text:p>
              </table:table-cell>
              <table:table-cell office:value-type="float" office:value="0.0144666339181874">
                <text:p>0.0144666339181874</text:p>
              </table:table-cell>
              <table:table-cell office:value-type="float" office:value="0.0230018071944765">
                <text:p>0.0230018071944765</text:p>
              </table:table-cell>
              <table:table-cell office:value-type="float" office:value="0.203837482041767">
                <text:p>0.2038374820417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218310539744418">
                <text:p>0.0218310539744418</text:p>
              </table:table-cell>
              <table:table-cell office:value-type="float" office:value="0.0521760256417155">
                <text:p>0.0521760256417155</text:p>
              </table:table-cell>
              <table:table-cell office:value-type="float" office:value="0.0160180228628344">
                <text:p>0.0160180228628344</text:p>
              </table:table-cell>
              <table:table-cell office:value-type="float" office:value="0.0138838083310073">
                <text:p>0.0138838083310073</text:p>
              </table:table-cell>
              <table:table-cell office:value-type="float" office:value="0.339964751968943">
                <text:p>0.33996475196894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305545536270298">
                <text:p>0.0305545536270298</text:p>
              </table:table-cell>
              <table:table-cell office:value-type="float" office:value="0.0802130186958921">
                <text:p>0.0802130186958921</text:p>
              </table:table-cell>
              <table:table-cell office:value-type="float" office:value="0.0773756260319131">
                <text:p>0.0773756260319131</text:p>
              </table:table-cell>
              <table:table-cell office:value-type="float" office:value="0.032278386364482">
                <text:p>0.032278386364482</text:p>
              </table:table-cell>
              <table:table-cell office:value-type="float" office:value="0.317832305729272">
                <text:p>0.3178323057292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20457998659533">
                <text:p>0.0420457998659533</text:p>
              </table:table-cell>
              <table:table-cell office:value-type="float" office:value="0.0970179586937062">
                <text:p>0.0970179586937062</text:p>
              </table:table-cell>
              <table:table-cell office:value-type="float" office:value="0.0751282852022918">
                <text:p>0.0751282852022918</text:p>
              </table:table-cell>
              <table:table-cell office:value-type="float" office:value="0.0333876510702511">
                <text:p>0.0333876510702511</text:p>
              </table:table-cell>
              <table:table-cell office:value-type="float" office:value="0.549524706302354">
                <text:p>0.54952470630235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692289328820158">
                <text:p>0.0692289328820158</text:p>
              </table:table-cell>
              <table:table-cell office:value-type="float" office:value="0.0500107470387294">
                <text:p>0.0500107470387294</text:p>
              </table:table-cell>
              <table:table-cell office:value-type="float" office:value="0.0434765549340557">
                <text:p>0.0434765549340557</text:p>
              </table:table-cell>
              <table:table-cell office:value-type="float" office:value="0.0521727266828642">
                <text:p>0.0521727266828642</text:p>
              </table:table-cell>
              <table:table-cell office:value-type="float" office:value="0.550633452389199">
                <text:p>0.5506334523891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71413021579591">
                <text:p>0.071413021579591</text:p>
              </table:table-cell>
              <table:table-cell office:value-type="float" office:value="0.111079065100641">
                <text:p>0.111079065100641</text:p>
              </table:table-cell>
              <table:table-cell office:value-type="float" office:value="0.097859624416574">
                <text:p>0.097859624416574</text:p>
              </table:table-cell>
              <table:table-cell office:value-type="float" office:value="0.0791662020595009">
                <text:p>0.0791662020595009</text:p>
              </table:table-cell>
              <table:table-cell office:value-type="float" office:value="0.662957562837623">
                <text:p>0.66295756283762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722773202358412">
                <text:p>0.0722773202358412</text:p>
              </table:table-cell>
              <table:table-cell office:value-type="float" office:value="0.113481180389225">
                <text:p>0.113481180389225</text:p>
              </table:table-cell>
              <table:table-cell office:value-type="float" office:value="0.0991670099614474">
                <text:p>0.0991670099614474</text:p>
              </table:table-cell>
              <table:table-cell office:value-type="float" office:value="0.0948067959208341">
                <text:p>0.0948067959208341</text:p>
              </table:table-cell>
              <table:table-cell office:value-type="float" office:value="0.719624022501921">
                <text:p>0.7196240225019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89272874958919">
                <text:p>0.089272874958919</text:p>
              </table:table-cell>
              <table:table-cell office:value-type="float" office:value="0.0985837398349115">
                <text:p>0.0985837398349115</text:p>
              </table:table-cell>
              <table:table-cell office:value-type="float" office:value="0.0879268516181322">
                <text:p>0.0879268516181322</text:p>
              </table:table-cell>
              <table:table-cell office:value-type="float" office:value="0.0849652298493041">
                <text:p>0.0849652298493041</text:p>
              </table:table-cell>
              <table:table-cell office:value-type="float" office:value="0.705111642622901">
                <text:p>0.7051116426229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934099285852905">
                <text:p>0.0934099285852905</text:p>
              </table:table-cell>
              <table:table-cell office:value-type="float" office:value="0.0889650512462946">
                <text:p>0.0889650512462946</text:p>
              </table:table-cell>
              <table:table-cell office:value-type="float" office:value="0.0924199792058024">
                <text:p>0.0924199792058024</text:p>
              </table:table-cell>
              <table:table-cell office:value-type="float" office:value="0.0833973004313328">
                <text:p>0.0833973004313328</text:p>
              </table:table-cell>
              <table:table-cell office:value-type="float" office:value="1.03901390942206">
                <text:p>1.039013909422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8cm" svg:width="6.981cm" svg:height="5.275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59cm" svg:y="5.513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.533cm" svg:y="3.243cm" chart:style-name="ch6">
              <text:p>fib 35 t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fib_omp_none</text:p>
              </table:table-cell>
              <table:table-cell office:value-type="float" office:value="0.0388884112190327">
                <text:p>0.0388884112190327</text:p>
              </table:table-cell>
              <table:table-cell office:value-type="float" office:value="0.0192649874968055">
                <text:p>0.0192649874968055</text:p>
              </table:table-cell>
              <table:table-cell office:value-type="float" office:value="0.0250061286299195">
                <text:p>0.0250061286299195</text:p>
              </table:table-cell>
              <table:table-cell office:value-type="float" office:value="0.0280952270798307">
                <text:p>0.0280952270798307</text:p>
              </table:table-cell>
              <table:table-cell office:value-type="float" office:value="0.0295970172638129">
                <text:p>0.0295970172638129</text:p>
              </table:table-cell>
              <table:table-cell office:value-type="float" office:value="0.0330545317108959">
                <text:p>0.0330545317108959</text:p>
              </table:table-cell>
              <table:table-cell office:value-type="float" office:value="0.0353566305797377">
                <text:p>0.0353566305797377</text:p>
              </table:table-cell>
              <table:table-cell office:value-type="float" office:value="0.0370205982153806">
                <text:p>0.0370205982153806</text:p>
              </table:table-cell>
              <table:table-cell office:value-type="float" office:value="0.0387845629690417">
                <text:p>0.0387845629690417</text:p>
              </table:table-cell>
              <table:table-cell office:value-type="float" office:value="0.053879995581601">
                <text:p>0.053879995581601</text:p>
              </table:table-cell>
              <table:table-cell office:value-type="float" office:value="0.0510151366655359">
                <text:p>0.0510151366655359</text:p>
              </table:table-cell>
              <table:table-cell office:value-type="float" office:value="0.0511732035891552">
                <text:p>0.0511732035891552</text:p>
              </table:table-cell>
              <table:table-cell office:value-type="float" office:value="0.0547198166378161">
                <text:p>0.0547198166378161</text:p>
              </table:table-cell>
              <table:table-cell office:value-type="float" office:value="0.0597201817376622">
                <text:p>0.0597201817376622</text:p>
              </table:table-cell>
              <table:table-cell office:value-type="float" office:value="0.0529558407230746">
                <text:p>0.0529558407230746</text:p>
              </table:table-cell>
              <table:table-cell office:value-type="float" office:value="0.0686476486497687">
                <text:p>0.0686476486497687</text:p>
              </table:table-cell>
              <table:table-cell office:value-type="float" office:value="0.0609588520308504">
                <text:p>0.0609588520308504</text:p>
              </table:table-cell>
              <table:table-cell office:value-type="float" office:value="0.0554174974612905">
                <text:p>0.0554174974612905</text:p>
              </table:table-cell>
              <table:table-cell office:value-type="float" office:value="0.0687281708815745">
                <text:p>0.0687281708815745</text:p>
              </table:table-cell>
              <table:table-cell office:value-type="float" office:value="0.0681944684788758">
                <text:p>0.0681944684788758</text:p>
              </table:table-cell>
              <table:table-cell office:value-type="float" office:value="0.0611915575021819">
                <text:p>0.0611915575021819</text:p>
              </table:table-cell>
              <table:table-cell office:value-type="float" office:value="0.082964048400741">
                <text:p>0.082964048400741</text:p>
              </table:table-cell>
              <table:table-cell office:value-type="float" office:value="0.059132634437075">
                <text:p>0.059132634437075</text:p>
              </table:table-cell>
              <table:table-cell office:value-type="float" office:value="0.0798062819563072">
                <text:p>0.0798062819563072</text:p>
              </table:table-cell>
              <table:table-cell office:value-type="float" office:value="0.0746620166271689">
                <text:p>0.0746620166271689</text:p>
              </table:table-cell>
              <table:table-cell office:value-type="float" office:value="0.0796633464383143">
                <text:p>0.0796633464383143</text:p>
              </table:table-cell>
              <table:table-cell office:value-type="float" office:value="0.0788219539113651">
                <text:p>0.0788219539113651</text:p>
              </table:table-cell>
              <table:table-cell office:value-type="float" office:value="0.0836464532336878">
                <text:p>0.0836464532336878</text:p>
              </table:table-cell>
              <table:table-cell office:value-type="float" office:value="0.0858235662722123">
                <text:p>0.0858235662722123</text:p>
              </table:table-cell>
              <table:table-cell office:value-type="float" office:value="0.0959490380413175">
                <text:p>0.0959490380413175</text:p>
              </table:table-cell>
              <table:table-cell office:value-type="float" office:value="0.09000323903865">
                <text:p>0.09000323903865</text:p>
              </table:table-cell>
              <table:table-cell office:value-type="float" office:value="0.0934099285852905">
                <text:p>0.0934099285852905</text:p>
              </table:table-cell>
            </table:table-row>
            <table:table-row>
              <table:table-cell office:value-type="string">
                <text:p>fib_omp_compact</text:p>
              </table:table-cell>
              <table:table-cell office:value-type="float" office:value="0.0390173747905442">
                <text:p>0.0390173747905442</text:p>
              </table:table-cell>
              <table:table-cell office:value-type="float" office:value="0.0120374644256418">
                <text:p>0.0120374644256418</text:p>
              </table:table-cell>
              <table:table-cell office:value-type="float" office:value="0.0211318863717731">
                <text:p>0.0211318863717731</text:p>
              </table:table-cell>
              <table:table-cell office:value-type="float" office:value="0.0226425815504851">
                <text:p>0.0226425815504851</text:p>
              </table:table-cell>
              <table:table-cell office:value-type="float" office:value="0.0309945032566584">
                <text:p>0.0309945032566584</text:p>
              </table:table-cell>
              <table:table-cell office:value-type="float" office:value="0.0326130795891192">
                <text:p>0.0326130795891192</text:p>
              </table:table-cell>
              <table:table-cell office:value-type="float" office:value="0.03740942476362">
                <text:p>0.03740942476362</text:p>
              </table:table-cell>
              <table:table-cell office:value-type="float" office:value="0.037196470696105">
                <text:p>0.037196470696105</text:p>
              </table:table-cell>
              <table:table-cell office:value-type="float" office:value="0.0418625680286914">
                <text:p>0.0418625680286914</text:p>
              </table:table-cell>
              <table:table-cell office:value-type="float" office:value="0.0449079934025174">
                <text:p>0.0449079934025174</text:p>
              </table:table-cell>
              <table:table-cell office:value-type="float" office:value="0.0470868782290416">
                <text:p>0.0470868782290416</text:p>
              </table:table-cell>
              <table:table-cell office:value-type="float" office:value="0.0506985747679062">
                <text:p>0.0506985747679062</text:p>
              </table:table-cell>
              <table:table-cell office:value-type="float" office:value="0.0582467959477638">
                <text:p>0.0582467959477638</text:p>
              </table:table-cell>
              <table:table-cell office:value-type="float" office:value="0.055913305742936">
                <text:p>0.055913305742936</text:p>
              </table:table-cell>
              <table:table-cell office:value-type="float" office:value="0.0582739286611483">
                <text:p>0.0582739286611483</text:p>
              </table:table-cell>
              <table:table-cell office:value-type="float" office:value="0.0646531408265361">
                <text:p>0.0646531408265361</text:p>
              </table:table-cell>
              <table:table-cell office:value-type="float" office:value="0.0638288697965539">
                <text:p>0.0638288697965539</text:p>
              </table:table-cell>
              <table:table-cell office:value-type="float" office:value="0.0662561609883223">
                <text:p>0.0662561609883223</text:p>
              </table:table-cell>
              <table:table-cell office:value-type="float" office:value="0.0690461232938082">
                <text:p>0.0690461232938082</text:p>
              </table:table-cell>
              <table:table-cell office:value-type="float" office:value="0.0712816208449736">
                <text:p>0.0712816208449736</text:p>
              </table:table-cell>
              <table:table-cell office:value-type="float" office:value="0.0679636365943659">
                <text:p>0.0679636365943659</text:p>
              </table:table-cell>
              <table:table-cell office:value-type="float" office:value="0.0686164767555249">
                <text:p>0.0686164767555249</text:p>
              </table:table-cell>
              <table:table-cell office:value-type="float" office:value="0.0797856697384965">
                <text:p>0.0797856697384965</text:p>
              </table:table-cell>
              <table:table-cell office:value-type="float" office:value="0.0737303840996457">
                <text:p>0.0737303840996457</text:p>
              </table:table-cell>
              <table:table-cell office:value-type="float" office:value="0.0792558198951056">
                <text:p>0.0792558198951056</text:p>
              </table:table-cell>
              <table:table-cell office:value-type="float" office:value="0.0862181946300398">
                <text:p>0.0862181946300398</text:p>
              </table:table-cell>
              <table:table-cell office:value-type="float" office:value="0.077204513512904">
                <text:p>0.077204513512904</text:p>
              </table:table-cell>
              <table:table-cell office:value-type="float" office:value="0.0886013702021103">
                <text:p>0.0886013702021103</text:p>
              </table:table-cell>
              <table:table-cell office:value-type="float" office:value="0.0953367840541561">
                <text:p>0.0953367840541561</text:p>
              </table:table-cell>
              <table:table-cell office:value-type="float" office:value="0.0867570915745418">
                <text:p>0.0867570915745418</text:p>
              </table:table-cell>
              <table:table-cell office:value-type="float" office:value="0.0980584609944208">
                <text:p>0.0980584609944208</text:p>
              </table:table-cell>
              <table:table-cell office:value-type="float" office:value="0.0889650512462946">
                <text:p>0.0889650512462946</text:p>
              </table:table-cell>
            </table:table-row>
            <table:table-row>
              <table:table-cell office:value-type="string">
                <text:p>fib_omp_scatter</text:p>
              </table:table-cell>
              <table:table-cell office:value-type="float" office:value="0.0395789507879599">
                <text:p>0.0395789507879599</text:p>
              </table:table-cell>
              <table:table-cell office:value-type="float" office:value="0.019223676203443">
                <text:p>0.019223676203443</text:p>
              </table:table-cell>
              <table:table-cell office:value-type="float" office:value="0.0254868965393759">
                <text:p>0.0254868965393759</text:p>
              </table:table-cell>
              <table:table-cell office:value-type="float" office:value="0.0258325670629697">
                <text:p>0.0258325670629697</text:p>
              </table:table-cell>
              <table:table-cell office:value-type="float" office:value="0.0296497105914467">
                <text:p>0.0296497105914467</text:p>
              </table:table-cell>
              <table:table-cell office:value-type="float" office:value="0.0336830612465616">
                <text:p>0.0336830612465616</text:p>
              </table:table-cell>
              <table:table-cell office:value-type="float" office:value="0.0357061509606463">
                <text:p>0.0357061509606463</text:p>
              </table:table-cell>
              <table:table-cell office:value-type="float" office:value="0.0436119064908886">
                <text:p>0.0436119064908886</text:p>
              </table:table-cell>
              <table:table-cell office:value-type="float" office:value="0.040897529677857">
                <text:p>0.040897529677857</text:p>
              </table:table-cell>
              <table:table-cell office:value-type="float" office:value="0.0441638564976617">
                <text:p>0.0441638564976617</text:p>
              </table:table-cell>
              <table:table-cell office:value-type="float" office:value="0.0420366898909211">
                <text:p>0.0420366898909211</text:p>
              </table:table-cell>
              <table:table-cell office:value-type="float" office:value="0.0531518225985954">
                <text:p>0.0531518225985954</text:p>
              </table:table-cell>
              <table:table-cell office:value-type="float" office:value="0.0514434197059115">
                <text:p>0.0514434197059115</text:p>
              </table:table-cell>
              <table:table-cell office:value-type="float" office:value="0.0588514873969027">
                <text:p>0.0588514873969027</text:p>
              </table:table-cell>
              <table:table-cell office:value-type="float" office:value="0.0629918383609383">
                <text:p>0.0629918383609383</text:p>
              </table:table-cell>
              <table:table-cell office:value-type="float" office:value="0.0635383972318759">
                <text:p>0.0635383972318759</text:p>
              </table:table-cell>
              <table:table-cell office:value-type="float" office:value="0.0690622495089548">
                <text:p>0.0690622495089548</text:p>
              </table:table-cell>
              <table:table-cell office:value-type="float" office:value="0.0660285593481701">
                <text:p>0.0660285593481701</text:p>
              </table:table-cell>
              <table:table-cell office:value-type="float" office:value="0.0686628453101535">
                <text:p>0.0686628453101535</text:p>
              </table:table-cell>
              <table:table-cell office:value-type="float" office:value="0.0702993785745492">
                <text:p>0.0702993785745492</text:p>
              </table:table-cell>
              <table:table-cell office:value-type="float" office:value="0.07386905346459">
                <text:p>0.07386905346459</text:p>
              </table:table-cell>
              <table:table-cell office:value-type="float" office:value="0.0826603362205088">
                <text:p>0.0826603362205088</text:p>
              </table:table-cell>
              <table:table-cell office:value-type="float" office:value="0.0887196149024195">
                <text:p>0.0887196149024195</text:p>
              </table:table-cell>
              <table:table-cell office:value-type="float" office:value="0.0816058316542318">
                <text:p>0.0816058316542318</text:p>
              </table:table-cell>
              <table:table-cell office:value-type="float" office:value="0.0767126594699421">
                <text:p>0.0767126594699421</text:p>
              </table:table-cell>
              <table:table-cell office:value-type="float" office:value="0.0795534726308147">
                <text:p>0.0795534726308147</text:p>
              </table:table-cell>
              <table:table-cell office:value-type="float" office:value="0.0828529894242946">
                <text:p>0.0828529894242946</text:p>
              </table:table-cell>
              <table:table-cell office:value-type="float" office:value="0.0804650377982749">
                <text:p>0.0804650377982749</text:p>
              </table:table-cell>
              <table:table-cell office:value-type="float" office:value="0.0817821744786417">
                <text:p>0.0817821744786417</text:p>
              </table:table-cell>
              <table:table-cell office:value-type="float" office:value="0.0860349571551948">
                <text:p>0.0860349571551948</text:p>
              </table:table-cell>
              <table:table-cell office:value-type="float" office:value="0.07858125025859">
                <text:p>0.07858125025859</text:p>
              </table:table-cell>
              <table:table-cell office:value-type="float" office:value="0.0924199792058024">
                <text:p>0.0924199792058024</text:p>
              </table:table-cell>
            </table:table-row>
            <table:table-row>
              <table:table-cell office:value-type="string">
                <text:p>fib_omp_balanced</text:p>
              </table:table-cell>
              <table:table-cell office:value-type="float" office:value="0.0379141853645082">
                <text:p>0.0379141853645082</text:p>
              </table:table-cell>
              <table:table-cell office:value-type="float" office:value="0.0190684994867835">
                <text:p>0.0190684994867835</text:p>
              </table:table-cell>
              <table:table-cell office:value-type="float" office:value="0.0253960212213434">
                <text:p>0.0253960212213434</text:p>
              </table:table-cell>
              <table:table-cell office:value-type="float" office:value="0.0284674788909203">
                <text:p>0.0284674788909203</text:p>
              </table:table-cell>
              <table:table-cell office:value-type="float" office:value="0.0298638551194997">
                <text:p>0.0298638551194997</text:p>
              </table:table-cell>
              <table:table-cell office:value-type="float" office:value="0.0314863028375109">
                <text:p>0.0314863028375109</text:p>
              </table:table-cell>
              <table:table-cell office:value-type="float" office:value="0.0385221678715387">
                <text:p>0.0385221678715387</text:p>
              </table:table-cell>
              <table:table-cell office:value-type="float" office:value="0.0394164572934102">
                <text:p>0.0394164572934102</text:p>
              </table:table-cell>
              <table:table-cell office:value-type="float" office:value="0.037689208754663">
                <text:p>0.037689208754663</text:p>
              </table:table-cell>
              <table:table-cell office:value-type="float" office:value="0.0454226601961741">
                <text:p>0.0454226601961741</text:p>
              </table:table-cell>
              <table:table-cell office:value-type="float" office:value="0.0526209364080703">
                <text:p>0.0526209364080703</text:p>
              </table:table-cell>
              <table:table-cell office:value-type="float" office:value="0.0514293237758178">
                <text:p>0.0514293237758178</text:p>
              </table:table-cell>
              <table:table-cell office:value-type="float" office:value="0.0569067615628982">
                <text:p>0.0569067615628982</text:p>
              </table:table-cell>
              <table:table-cell office:value-type="float" office:value="0.0595660589390056">
                <text:p>0.0595660589390056</text:p>
              </table:table-cell>
              <table:table-cell office:value-type="float" office:value="0.0665129558654357">
                <text:p>0.0665129558654357</text:p>
              </table:table-cell>
              <table:table-cell office:value-type="float" office:value="0.0605072547784442">
                <text:p>0.0605072547784442</text:p>
              </table:table-cell>
              <table:table-cell office:value-type="float" office:value="0.0604670610890645">
                <text:p>0.0604670610890645</text:p>
              </table:table-cell>
              <table:table-cell office:value-type="float" office:value="0.0676272789987308">
                <text:p>0.0676272789987308</text:p>
              </table:table-cell>
              <table:table-cell office:value-type="float" office:value="0.0647748790393721">
                <text:p>0.0647748790393721</text:p>
              </table:table-cell>
              <table:table-cell office:value-type="float" office:value="0.0689893576342637">
                <text:p>0.0689893576342637</text:p>
              </table:table-cell>
              <table:table-cell office:value-type="float" office:value="0.0672563212072342">
                <text:p>0.0672563212072342</text:p>
              </table:table-cell>
              <table:table-cell office:value-type="float" office:value="0.0730791155041752">
                <text:p>0.0730791155041752</text:p>
              </table:table-cell>
              <table:table-cell office:value-type="float" office:value="0.0741290337854112">
                <text:p>0.0741290337854112</text:p>
              </table:table-cell>
              <table:table-cell office:value-type="float" office:value="0.0808171127926">
                <text:p>0.0808171127926</text:p>
              </table:table-cell>
              <table:table-cell office:value-type="float" office:value="0.0686744121089531">
                <text:p>0.0686744121089531</text:p>
              </table:table-cell>
              <table:table-cell office:value-type="float" office:value="0.0866577250195427">
                <text:p>0.0866577250195427</text:p>
              </table:table-cell>
              <table:table-cell office:value-type="float" office:value="0.0847258838858831">
                <text:p>0.0847258838858831</text:p>
              </table:table-cell>
              <table:table-cell office:value-type="float" office:value="0.0871541458874623">
                <text:p>0.0871541458874623</text:p>
              </table:table-cell>
              <table:table-cell office:value-type="float" office:value="0.0820431052965754">
                <text:p>0.0820431052965754</text:p>
              </table:table-cell>
              <table:table-cell office:value-type="float" office:value="0.0957543378726136">
                <text:p>0.0957543378726136</text:p>
              </table:table-cell>
              <table:table-cell office:value-type="float" office:value="0.0719713068971787">
                <text:p>0.0719713068971787</text:p>
              </table:table-cell>
              <table:table-cell office:value-type="float" office:value="0.0833973004313328">
                <text:p>0.0833973004313328</text:p>
              </table:table-cell>
            </table:table-row>
            <table:table-row>
              <table:table-cell office:value-type="string">
                <text:p>fib_cilk</text:p>
              </table:table-cell>
              <table:table-cell office:value-type="float" office:value="0.0679176280484667">
                <text:p>0.0679176280484667</text:p>
              </table:table-cell>
              <table:table-cell office:value-type="float" office:value="0.135328815233576">
                <text:p>0.135328815233576</text:p>
              </table:table-cell>
              <table:table-cell office:value-type="float" office:value="0.202150838277955">
                <text:p>0.202150838277955</text:p>
              </table:table-cell>
              <table:table-cell office:value-type="float" office:value="0.270166136882473">
                <text:p>0.270166136882473</text:p>
              </table:table-cell>
              <table:table-cell office:value-type="float" office:value="0.332064891405379">
                <text:p>0.332064891405379</text:p>
              </table:table-cell>
              <table:table-cell office:value-type="float" office:value="0.384255592558136">
                <text:p>0.384255592558136</text:p>
              </table:table-cell>
              <table:table-cell office:value-type="float" office:value="0.449403052094341">
                <text:p>0.449403052094341</text:p>
              </table:table-cell>
              <table:table-cell office:value-type="float" office:value="0.507452189278928">
                <text:p>0.507452189278928</text:p>
              </table:table-cell>
              <table:table-cell office:value-type="float" office:value="0.561645856825134">
                <text:p>0.561645856825134</text:p>
              </table:table-cell>
              <table:table-cell office:value-type="float" office:value="0.560438949721345">
                <text:p>0.560438949721345</text:p>
              </table:table-cell>
              <table:table-cell office:value-type="float" office:value="0.567800071474794">
                <text:p>0.567800071474794</text:p>
              </table:table-cell>
              <table:table-cell office:value-type="float" office:value="0.534818363741217">
                <text:p>0.534818363741217</text:p>
              </table:table-cell>
              <table:table-cell office:value-type="float" office:value="0.783434935794243">
                <text:p>0.783434935794243</text:p>
              </table:table-cell>
              <table:table-cell office:value-type="float" office:value="0.661453304078199">
                <text:p>0.661453304078199</text:p>
              </table:table-cell>
              <table:table-cell office:value-type="float" office:value="0.713369469530386">
                <text:p>0.713369469530386</text:p>
              </table:table-cell>
              <table:table-cell office:value-type="float" office:value="0.907811433011859">
                <text:p>0.907811433011859</text:p>
              </table:table-cell>
              <table:table-cell office:value-type="float" office:value="0.89921082573932">
                <text:p>0.89921082573932</text:p>
              </table:table-cell>
              <table:table-cell office:value-type="float" office:value="0.83495168472144">
                <text:p>0.83495168472144</text:p>
              </table:table-cell>
              <table:table-cell office:value-type="float" office:value="0.867865576019804">
                <text:p>0.867865576019804</text:p>
              </table:table-cell>
              <table:table-cell office:value-type="float" office:value="0.97072821349973">
                <text:p>0.97072821349973</text:p>
              </table:table-cell>
              <table:table-cell office:value-type="float" office:value="0.848234340066326">
                <text:p>0.848234340066326</text:p>
              </table:table-cell>
              <table:table-cell office:value-type="float" office:value="1.00906232303346">
                <text:p>1.00906232303346</text:p>
              </table:table-cell>
              <table:table-cell office:value-type="float" office:value="1.06132488032263">
                <text:p>1.06132488032263</text:p>
              </table:table-cell>
              <table:table-cell office:value-type="float" office:value="1.06116498311523">
                <text:p>1.06116498311523</text:p>
              </table:table-cell>
              <table:table-cell office:value-type="float" office:value="1.01388918916048">
                <text:p>1.01388918916048</text:p>
              </table:table-cell>
              <table:table-cell office:value-type="float" office:value="0.965753213219449">
                <text:p>0.965753213219449</text:p>
              </table:table-cell>
              <table:table-cell office:value-type="float" office:value="1.08559610049375">
                <text:p>1.08559610049375</text:p>
              </table:table-cell>
              <table:table-cell office:value-type="float" office:value="1.0113669670634">
                <text:p>1.0113669670634</text:p>
              </table:table-cell>
              <table:table-cell office:value-type="float" office:value="1.05549991645146">
                <text:p>1.05549991645146</text:p>
              </table:table-cell>
              <table:table-cell office:value-type="float" office:value="1.08010258280696">
                <text:p>1.08010258280696</text:p>
              </table:table-cell>
              <table:table-cell office:value-type="float" office:value="1.09508873478486">
                <text:p>1.09508873478486</text:p>
              </table:table-cell>
              <table:table-cell office:value-type="float" office:value="1.03901390942206">
                <text:p>1.039013909422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